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7121f" officeooo:paragraph-rsid="0017121f"/>
    </style:style>
    <style:style style:name="P3" style:family="paragraph" style:parent-style-name="Standard">
      <style:paragraph-properties fo:text-align="center" style:justify-single-word="false"/>
      <style:text-properties officeooo:rsid="0017121f" officeooo:paragraph-rsid="0017121f"/>
    </style:style>
    <style:style style:name="P4" style:family="paragraph" style:parent-style-name="Standard">
      <style:text-properties fo:font-style="italic" officeooo:rsid="0017121f" officeooo:paragraph-rsid="0017121f" style:font-style-asian="italic" style:font-style-complex="italic"/>
    </style:style>
    <style:style style:name="P5" style:family="paragraph" style:parent-style-name="Standard">
      <style:text-properties officeooo:rsid="00180e6b" officeooo:paragraph-rsid="00180e6b"/>
    </style:style>
    <style:style style:name="P6" style:family="paragraph" style:parent-style-name="Standard" style:list-style-name="L1">
      <style:text-properties officeooo:rsid="00180e6b" officeooo:paragraph-rsid="00180e6b"/>
    </style:style>
    <style:style style:name="P7" style:family="paragraph" style:parent-style-name="Standard">
      <style:text-properties officeooo:rsid="0018105f" officeooo:paragraph-rsid="0018105f"/>
    </style:style>
    <style:style style:name="P8" style:family="paragraph" style:parent-style-name="Standard">
      <style:text-properties officeooo:rsid="001a0aff" officeooo:paragraph-rsid="001a0aff"/>
    </style:style>
    <style:style style:name="P9" style:family="paragraph" style:parent-style-name="Standard">
      <style:text-properties officeooo:rsid="001a2b7a" officeooo:paragraph-rsid="001a2b7a"/>
    </style:style>
    <style:style style:name="P10" style:family="paragraph" style:parent-style-name="Standard">
      <style:text-properties officeooo:rsid="001a4a6e" officeooo:paragraph-rsid="001a4a6e"/>
    </style:style>
    <style:style style:name="T1" style:family="text">
      <style:text-properties officeooo:rsid="00180e6b"/>
    </style:style>
    <style:style style:name="T2" style:family="text">
      <style:text-properties officeooo:rsid="0018105f"/>
    </style:style>
    <style:style style:name="T3" style:family="text">
      <style:text-properties officeooo:rsid="001a0aff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a0aff"/>
    </style:style>
    <style:style style:name="T7" style:family="text">
      <style:text-properties officeooo:rsid="001a2b7a"/>
    </style:style>
    <style:style style:name="T8" style:family="text">
      <style:text-properties officeooo:rsid="001a4a6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rtin Heidegger vs Alan Watts</text:p>
      <text:p text:style-name="P3">by Sven Nilsen, 2022</text:p>
      <text:p text:style-name="P2"/>
      <text:p text:style-name="P4">In this paper I show that the existential philosophies of Martin Heidegger and Alan Watts are related, by using a combination of Joker Calculus and Naive Zen Logic.</text:p>
      <text:p text:style-name="P2"/>
      <text:p text:style-name="P2">Martin Heidegger<text:span text:style-name="T5"><text:reference-ref text:reference-format="text" text:ref-name="martin heidegger">[1]</text:reference-ref></text:span>:</text:p>
      <text:p text:style-name="P2"/>
      <text:p text:style-name="P2"><text:tab/>(Being ? Being Thinker) ? Thinker Joker Thinker</text:p>
      <text:p text:style-name="P2"/>
      <text:p text:style-name="P2">Alan Watts<text:span text:style-name="T5"><text:reference-ref text:reference-format="text" text:ref-name="alan watts">[2]</text:reference-ref></text:span>:</text:p>
      <text:p text:style-name="P2"/>
      <text:p text:style-name="P2"><text:tab/>(Being ? Being Joker Being) ? Thinker Being</text:p>
      <text:p text:style-name="P2"/>
      <text:p text:style-name="P2">Here, “Being” and “Thinker” are the two sides of Descartes’<text:span text:style-name="T5"><text:reference-ref text:reference-format="text" text:ref-name="rene descartes">[3]</text:reference-ref></text:span> Cogito “I think, therefore I am”<text:span text:style-name="T5"><text:reference-ref text:reference-format="text" text:ref-name="cogito">[4]</text:reference-ref></text:span>.</text:p>
      <text:p text:style-name="P2">These two sides are taken as Seshatism<text:span text:style-name="T5"><text:reference-ref text:reference-format="text" text:ref-name="seshatism">[5]</text:reference-ref></text:span> (Being) and Platonism<text:span text:style-name="T5"><text:reference-ref text:reference-format="text" text:ref-name="platonism in metaphysics">[6]</text:reference-ref></text:span> (Thinker) in Joker Calculus<text:span text:style-name="T5"><text:reference-ref text:reference-format="text" text:ref-name="joker calculus">[7]</text:reference-ref></text:span>.</text:p>
      <text:p text:style-name="P2">What these two philosophies <text:span text:style-name="T1">have in common is the</text:span> following grammar in Naive Zen Logic<text:span text:style-name="T5"><text:reference-ref text:reference-format="text" text:ref-name="naive zen logic">[8]</text:reference-ref></text:span>:</text:p>
      <text:p text:style-name="P2"/>
      <text:p text:style-name="P2"><text:tab/>(X ? !x) ? x</text:p>
      <text:p text:style-name="P2"/>
      <text:p text:style-name="P2">Naive Zen Logic does not have a negation operator `!` for agents, but one can use this operator from Joker Calculus, since it normalizes to a dual agent. <text:span text:style-name="T7">Here, the variant Closed Joker Calculus is used.</text:span></text:p>
      <text:p text:style-name="P2"/>
      <text:p text:style-name="P2">Notice that the `?` operator in Naive Zen Logic reflects the joker operator `?` in Joker Calculus.</text:p>
      <text:p text:style-name="P2">The `X ? !x` part is something that `x` is thinking about, which is <text:span text:style-name="T7">at </text:span>the surface <text:span text:style-name="T7">vs depth </text:span>level.</text:p>
      <text:p text:style-name="P2">In Joker Calculus, `?x = (x, !x)`, so the `!x` aligns the surface level with what is thought about.</text:p>
      <text:p text:style-name="P2"/>
      <text:p text:style-name="P2">One might write the grammar as a form of application:</text:p>
      <text:p text:style-name="P2"/>
      <text:p text:style-name="P2"><text:tab/>(?x)(X)</text:p>
      <text:p text:style-name="P2"/>
      <text:p text:style-name="P5">So, Joker Calculus might be viewed as a point-free<text:span text:style-name="T5"><text:reference-ref text:reference-format="text" text:ref-name="pointless topology">[9]</text:reference-ref></text:span> syntax for Naive Zen Logic.</text:p>
      <text:p text:style-name="P5"/>
      <text:p text:style-name="P5">Some intuitions about the two philosophies:</text:p>
      <text:p text:style-name="P5"/>
      <text:list xml:id="list3771382295" text:style-name="L1">
        <text:list-item>
          <text:p text:style-name="P6">Heidegger thinks about being before thinking</text:p>
        </text:list-item>
        <text:list-item>
          <text:p text:style-name="P6">Traditional Heideggarians opposes Alan Watts’ “Being Joker Being” in relation to “Being”, because they view the “being before thinking” as authentic, that is “Being Thinker”</text:p>
        </text:list-item>
        <text:list-item>
          <text:p text:style-name="P6">Alan Watts views “being before thinking” as inauthentic, that is “Being Joker Being”, because he thinks of himself as authentic, which is primarily a form of being, but as a side note is a thinker, therefore “Thinker Being”</text:p>
        </text:list-item>
      </text:list>
      <text:p text:style-name="P5"/>
      <text:p text:style-name="P5">It follows <text:span text:style-name="T2">that there are two alternative philosophies with same grammar:</text:span></text:p>
      <text:p text:style-name="P5"/>
      <text:p text:style-name="P5"><text:tab/><text:span text:style-name="T2">(Being ? Thinker Joker Thinker) ? Being Thinker<text:tab/><text:tab/></text:span><text:span text:style-name="T8">Flip side of Heidegger</text:span></text:p>
      <text:p text:style-name="P5"><text:tab/><text:span text:style-name="T2">(Being ? Thinker Being) ? Being Joker Being<text:tab/><text:tab/></text:span><text:span text:style-name="T8">Flip side of Alan Watts</text:span></text:p>
      <text:p text:style-name="P5"/>
      <text:p text:style-name="P7">Alan Watts might view himself as flipping back and forth<text:span text:style-name="T5"><text:reference-ref text:reference-format="text" text:ref-name="the joker">[10]</text:reference-ref></text:span>, <text:span text:style-name="T3">but traditional Heideggarians might find this harder due to the emphasis on authenticity of “being before thinking”</text:span><text:span text:style-name="T6"><text:reference-ref text:reference-format="text" text:ref-name="being and time">[11]</text:reference-ref></text:span><text:span text:style-name="T3">.</text:span></text:p>
      <text:h text:style-name="P1" text:outline-level="3">References:</text:h>
      <text:p text:style-name="P8"/>
      <text:p text:style-name="P8"><text:reference-mark-start text:name="martin heidegger"/>[1]<text:reference-mark-end text:name="martin heidegger"/><text:tab/>“Martin Heidegger”</text:p>
      <text:p text:style-name="P8"><text:tab/>Wikipedia</text:p>
      <text:p text:style-name="P8"><text:tab/><text:a xlink:type="simple" xlink:href="https://en.wikipedia.org/wiki/Martin_Heidegger" text:style-name="Internet_20_link" text:visited-style-name="Visited_20_Internet_20_Link"><text:span text:style-name="T4">https://en.wikipedia.org/wiki/Martin_Heidegger</text:span></text:a></text:p>
      <text:p text:style-name="P8"/>
      <text:p text:style-name="P8"><text:reference-mark-start text:name="alan watts"/>[2]<text:reference-mark-end text:name="alan watts"/><text:tab/>“Alan Watts”</text:p>
      <text:p text:style-name="P8"><text:tab/>Wikipedia</text:p>
      <text:p text:style-name="P8"><text:tab/><text:a xlink:type="simple" xlink:href="https://en.wikipedia.org/wiki/Alan_Watts" text:style-name="Internet_20_link" text:visited-style-name="Visited_20_Internet_20_Link"><text:span text:style-name="T4">https://en.wikipedia.org/wiki/Alan_Watts</text:span></text:a></text:p>
      <text:p text:style-name="P8"/>
      <text:p text:style-name="P8"><text:reference-mark-start text:name="rene descartes"/>[3]<text:reference-mark-end text:name="rene descartes"/><text:tab/>“René Descartes”</text:p>
      <text:p text:style-name="P8"><text:tab/><text:span text:style-name="T7">Wikipedia</text:span></text:p>
      <text:p text:style-name="P8"><text:tab/><text:a xlink:type="simple" xlink:href="https://en.wikipedia.org/wiki/René_Descartes" text:style-name="Internet_20_link" text:visited-style-name="Visited_20_Internet_20_Link">https://en.wikipedia.org/wiki/Ren%C3%A9_Descartes</text:a></text:p>
      <text:p text:style-name="P8"/>
      <text:p text:style-name="P8"><text:reference-mark-start text:name="cogito"/>[4]<text:reference-mark-end text:name="cogito"/><text:tab/>“Cogito, ergo sum”</text:p>
      <text:p text:style-name="P8"><text:tab/>Wikipedia</text:p>
      <text:p text:style-name="P8"><text:tab/><text:a xlink:type="simple" xlink:href="https://en.wikipedia.org/wiki/Cogito%2C_ergo_sum" text:style-name="Internet_20_link" text:visited-style-name="Visited_20_Internet_20_Link"><text:span text:style-name="T4">https://en.wikipedia.org/wiki/Cogito%2C_ergo_sum</text:span></text:a></text:p>
      <text:p text:style-name="P8"/>
      <text:p text:style-name="P9"><text:reference-mark-start text:name="seshatism"/>[5]<text:reference-mark-end text:name="seshatism"/><text:tab/>“Seshatism”</text:p>
      <text:p text:style-name="P9"><text:tab/>Sven Nilsen, 2021-2022</text:p>
      <text:p text:style-name="P9"><text:tab/><text:a xlink:type="simple" xlink:href="https://github.com/advancedresearch/path_semantics/blob/master/papers-wip2/seshatism.pdf" text:style-name="Internet_20_link" text:visited-style-name="Visited_20_Internet_20_Link"><text:span text:style-name="T4">https://github.com/advancedresearch/path_semantics/blob/master/papers-wip2/seshatism.pdf</text:span></text:a></text:p>
      <text:p text:style-name="P9"/>
      <text:p text:style-name="P9"><text:reference-mark-start text:name="platonism in metaphysics"/>[6]<text:reference-mark-end text:name="platonism in metaphysics"/><text:tab/>“Platonism in Metaphysics”</text:p>
      <text:p text:style-name="P9"><text:tab/>Stanford Encyclopedia of Philosophy</text:p>
      <text:p text:style-name="P9"><text:tab/><text:a xlink:type="simple" xlink:href="https://plato.stanford.edu/entries/platonism/" text:style-name="Internet_20_link" text:visited-style-name="Visited_20_Internet_20_Link"><text:span text:style-name="T4">https://plato.stanford.edu/entries/platonism/</text:span></text:a></text:p>
      <text:p text:style-name="P9"/>
      <text:p text:style-name="P9"><text:reference-mark-start text:name="joker calculus"/>[7]<text:reference-mark-end text:name="joker calculus"/><text:tab/>“Joker Calculus”</text:p>
      <text:p text:style-name="P9"><text:tab/>Daniel Fischer, William Alexander Morris, Sven Nilsen, 2021</text:p>
      <text:p text:style-name="P9"><text:tab/><text:a xlink:type="simple" xlink:href="https://github.com/advancedresearch/path_semantics/blob/master/papers-wip2/joker-calculus.pdf" text:style-name="Internet_20_link" text:visited-style-name="Visited_20_Internet_20_Link"><text:span text:style-name="T4">https://github.com/advancedresearch/path_semantics/blob/master/papers-wip2/joker-calculus.pdf</text:span></text:a></text:p>
      <text:p text:style-name="P9"/>
      <text:p text:style-name="P9"><text:reference-mark-start text:name="naive zen logic"/>[8]<text:reference-mark-end text:name="naive zen logic"/><text:tab/>“Naive Zen Logic”</text:p>
      <text:p text:style-name="P9"><text:tab/>Sven Nilsen, 2018</text:p>
      <text:p text:style-name="P9"><text:tab/><text:a xlink:type="simple" xlink:href="https://github.com/advancedresearch/path_semantics/blob/master/papers-wip/naive-zen-logic.pdf" text:style-name="Internet_20_link" text:visited-style-name="Visited_20_Internet_20_Link"><text:span text:style-name="T4">https://github.com/advancedresearch/path_semantics/blob/master/papers-wip/naive-zen-logic.pdf</text:span></text:a></text:p>
      <text:p text:style-name="P9"/>
      <text:p text:style-name="P9"><text:reference-mark-start text:name="pointless topology"/>[9]<text:reference-mark-end text:name="pointless topology"/><text:tab/>“Pointless topology”</text:p>
      <text:p text:style-name="P9"><text:tab/>Wikipedia</text:p>
      <text:p text:style-name="P9"><text:tab/><text:a xlink:type="simple" xlink:href="https://en.wikipedia.org/wiki/Pointless_topology" text:style-name="Internet_20_link" text:visited-style-name="Visited_20_Internet_20_Link"><text:span text:style-name="T4">https://en.wikipedia.org/wiki/Pointless_topology</text:span></text:a></text:p>
      <text:p text:style-name="P9"/>
      <text:p text:style-name="P10"><text:reference-mark-start text:name="the joker"/>[10]<text:reference-mark-end text:name="the joker"/><text:tab/>“The Joker”</text:p>
      <text:p text:style-name="P10"><text:tab/>Alan Watts</text:p>
      <text:p text:style-name="P10"><text:tab/><text:a xlink:type="simple" xlink:href="https://archive.org/details/joker-alan-watts-org-official" text:style-name="Internet_20_link" text:visited-style-name="Visited_20_Internet_20_Link"><text:span text:style-name="T4">https://archive.org/details/joker-alan-watts-org-official</text:span></text:a></text:p>
      <text:p text:style-name="P10"/>
      <text:p text:style-name="P10"><text:reference-mark-start text:name="being and time"/>[11]<text:reference-mark-end text:name="being and time"/><text:tab/>“Being and Time”</text:p>
      <text:p text:style-name="P10"><text:tab/>Wikipedia</text:p>
      <text:p text:style-name="P10"><text:tab/><text:a xlink:type="simple" xlink:href="https://en.wikipedia.org/wiki/Being_and_Time" text:style-name="Internet_20_link" text:visited-style-name="Visited_20_Internet_20_Link"><text:span text:style-name="T4">https://en.wikipedia.org/wiki/Being_and_Time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3T01:07:18.929122587</meta:creation-date>
    <dc:date>2022-03-03T02:03:59.715681263</dc:date>
    <meta:editing-duration>PT5M27S</meta:editing-duration>
    <meta:editing-cycles>1</meta:editing-cycles>
    <meta:document-statistic meta:table-count="0" meta:image-count="0" meta:object-count="0" meta:page-count="2" meta:paragraph-count="60" meta:word-count="439" meta:character-count="3269" meta:non-whitespace-character-count="2863"/>
    <meta:generator>LibreOffice/7.2.2.2$MacOSX_X86_64 LibreOffice_project/02b2acce88a210515b4a5bb2e46cbfb63fe97d56</meta:generator>
  </office:meta>
</office:document-meta>
</file>